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HierarchyManager.stateDiscarded( ItemState discard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HierarchyManager.CachingHierarchyManager( NodeId rootNodeId , ItemStateManag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HierarchyManager.evict( PathMap . Element element , boolean shif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HierarchyManager.getDepth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HierarchyManager.stateModified( ItemState 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HierarchyManager.resolvePath( Path path , int typesAllow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chingHierarchyManager.checkConsistenc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achingHierarchyManager.nodesReplaced( Node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achingHierarchyManager.map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HierarchyManager.getName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RUEntry.addElement( PathMap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RUEntry.removeElement( PathMap .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ingHierarchyManager.get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RUEntry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HierarchyManager.isAncestor( NodeId nodeId , ItemId i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HierarchyManager.nodeModified( NodeState modifi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chingHierarchyManager.nodeAdded( NodeState state , Path path , NodeId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hingHierarchyManager.evictAll( ItemId id , boolean shif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HierarchyManager.nodeRemoved( NodeState state , Name name , int index , NodeId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RUEntry.ap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RU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HierarchyManager.isCached( NodeId id , Path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hingHierarchyManager.stateCreated( ItemState 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HierarchyManager.enableConsistencyChecks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HierarchyManager.nodeAdded( NodeState state , Name name , int index , NodeId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RUEntry.remo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RU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HierarchyManager.buildPath( PathBuilder builder , ItemState 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chingHierarchyManager.getPath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RUEntry.get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HierarchyManager.cache( NodeId id , Path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RUEntry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pElementCounter.elementVisited( PathMap .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hingHierarchyManager.elementVisited( PathMap .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Entry.LRUEntry( NodeId id , PathMap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HierarchyManager.isCached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HierarchyManager.pathResolved( ItemId id , Path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RUEntry.tou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HierarchyManager.dump( final PrintStream 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hingHierarchyManager.nodeRemoved( NodeState state , Path path , NodeId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chingHierarchyManager.stateDestroyed( ItemState destroy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